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4.0453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11in"/>
    </style:style>
    <style:style style:name="co10" style:family="table-column">
      <style:table-column-properties fo:break-before="auto" style:column-width="1.5898in"/>
    </style:style>
    <style:style style:name="co11" style:family="table-column">
      <style:table-column-properties fo:break-before="auto" style:column-width="1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ZasuvkoveOkruh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č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rovlnná troub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uba</text:p>
          </table:table-cell>
          <table:table-cell office:value-type="string" calcext:value-type="string">
            <text:p>35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 kuchyňská lin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nice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estoř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kční varná deska</text:p>
          </table:table-cell>
          <table:table-cell office:value-type="string" calcext:value-type="string">
            <text:p>736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3;105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3;104;105;106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 + AP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4; 106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8;109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0;101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č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šičk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ásuvky venkovní + robosekačk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 – Soustruh</text:p>
          </table:table-cell>
          <table:table-cell office:value-type="string" calcext:value-type="string">
            <text:p>600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400V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400V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dárna pitná voda (čerpadlo + 2 zásuvky úpravna)</text:p>
          </table:table-cell>
          <table:table-cell office:value-type="string" calcext:value-type="string">
            <text:p>1550w + 2x10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dárna užitková voda</text:p>
          </table:table-cell>
          <table:table-cell office:value-type="string" calcext:value-type="string">
            <text:p>91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ána + videovrátný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n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šťov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 pracovn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 pracovna PC + AP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string" calcext:value-type="string">
            <text:p>201;203;204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ásuvky + zásuvka koupelna skřín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Příprava – Přímotop možnost sjednotit s podlahovkou</text:p>
          </table:table-cell>
          <table:table-cell office:value-type="string" calcext:value-type="string">
            <text:p>10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Příprava – Přímotop možnost sjednotit s podlahovkou</text:p>
          </table:table-cell>
          <table:table-cell office:value-type="string" calcext:value-type="string">
            <text:p>10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jler</text:p>
          </table:table-cell>
          <table:table-cell office:value-type="string" calcext:value-type="string">
            <text:p>25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kuperace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boproudý rozvaděč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zerv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venkovní – vánoční osvětlení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kulační čerpadlo</text:p>
          </table:table-cell>
          <table:table-cell/>
        </table:table-row>
      </table:table>
      <table:table table:name="Svetla" table:style-name="ta1">
        <table:table-column table:style-name="co8" table:number-columns-repeated="5" table:default-cell-style-name="ce3"/>
        <table:table-column table:style-name="co9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Arduino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a Strop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a schody stěn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ídelna strop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chyň strop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chyň Led pásek link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ývák stůl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ývák gauč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tup do denní místnosti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racovn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1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chodb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1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světlo ú podlahy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okoj I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okoj II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1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šatn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ložnice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10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pelna strop + skřínk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upelna strop + 2x skřínk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C strop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iér světla u vstupu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iér světla teras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teriér světla pokoje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iér světlo ložnice</text:p>
          </table:table-cell>
          <table:table-cell office:value-type="string" calcext:value-type="string">
            <text:p>Ard1</text:p>
          </table:table-cell>
        </table:table-row>
        <table:table-row table:style-name="ro1" table:visibility="filter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1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dílna</text:p>
          </table:table-cell>
          <table:table-cell/>
        </table:table-row>
        <table:table-row table:style-name="ro1" table:visibility="filter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1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sklad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racovna II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Galerie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odiště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2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Šatn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2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pelna strop + skřínk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2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ká místnost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L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n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kovní plochá střecha</text:p>
          </table:table-cell>
          <table:table-cell office:value-type="string" calcext:value-type="string">
            <text:p>Ard1</text:p>
          </table:table-cell>
        </table:table-row>
      </table:table>
      <table:table table:name="Topeni" table:style-name="ta1">
        <table:table-column table:style-name="co8" table:number-columns-repeated="5" table:default-cell-style-name="ce3"/>
        <table:table-column table:style-name="co9" table:default-cell-style-name="ce3"/>
        <table:table-column table:style-name="co8" table:default-cell-style-name="ce3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4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7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9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2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7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7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H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6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1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2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1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310 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+100</text:p>
          </table:table-cell>
          <table:table-cell office:value-type="string" calcext:value-type="string">
            <text:p>H1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yhřívaná střešní vpusť</text:p>
          </table:table-cell>
          <table:table-cell office:value-type="string" calcext:value-type="string">
            <text:p>3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H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7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2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5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2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300 W</text:p>
          </table:table-cell>
        </table:table-row>
      </table:table>
      <table:table table:name="Zaluzie" table:style-name="ta1">
        <table:table-column table:style-name="co8" table:number-columns-repeated="7" table:default-cell-style-name="ce3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S fix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S otvírací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Fix rohové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Kuchyňská linka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H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racovna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H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okoj I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H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okoj II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Ložnice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H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Pracovna II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H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erna</text:p>
          </table:table-cell>
          <table:table-cell office:value-type="string" calcext:value-type="string">
            <text:p>95W</text:p>
          </table:table-cell>
        </table:table-row>
      </table:table>
      <table:table table:name="Zvuk" table:style-name="ta1"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ND1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orduktor kuchyně + obývák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ND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duktor Pracovna 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ND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okoj 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ND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okoj I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ND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racovna I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ND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duktor Herna</text:p>
          </table:table-cell>
          <table:table-cell/>
        </table:table-row>
      </table:table>
      <table:table table:name="FVE" table:style-name="ta1">
        <table:table-column table:style-name="co8" table:number-columns-repeated="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Ty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řídač</text:p>
          </table:table-cell>
          <table:table-cell office:value-type="string" calcext:value-type="string">
            <text:p>SUN-10K-SG04LP3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erie</text:p>
          </table:table-cell>
          <table:table-cell office:value-type="string" calcext:value-type="string">
            <text:p>Somi 10,24 kWh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Exterié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lbox</text:p>
          </table:table-cell>
          <table:table-cell office:value-type="string" calcext:value-type="string">
            <text:p>EVmate 01/2-3-16 STR</text:p>
          </table:table-cell>
        </table:table-row>
      </table:table>
      <table:named-expressions/>
      <table:database-ranges>
        <table:database-range table:name="__Anonymous_Sheet_DB__1" table:target-range-address="Svetla.A1:Svetla.G33" table:display-filter-buttons="true">
          <table:filter>
            <table:filter-and>
              <table:filter-condition table:value="RH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 style:data-style-name="N2" text:time-value="20:09:50.509915038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22:20:25.154981732</meta:creation-date>
    <dc:date>2025-01-08T20:12:53.885451309</dc:date>
    <meta:editing-duration>P2DT37M17S</meta:editing-duration>
    <meta:editing-cycles>21</meta:editing-cycles>
    <meta:generator>LibreOffice/24.2.7.2$Linux_X86_64 LibreOffice_project/420$Build-2</meta:generator>
    <meta:print-date>2024-08-20T00:06:05.388480866</meta:print-date>
    <meta:document-statistic meta:table-count="6" meta:cell-count="748" meta:object-count="0"/>
  </office:meta>
</office:document-meta>
</file>